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nconsolata Medium" svg:font-family="'Inconsolata Medium'" style:font-family-generic="roman" style:font-pitch="variable"/>
    <style:font-face style:name="Inconsolata Medium1" svg:font-family="'Inconsolata Medium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fo:font-weight="bold" officeooo:rsid="0018b8ff" officeooo:paragraph-rsid="0018b8ff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margin-left="0cm" fo:margin-right="0cm" fo:text-indent="1.27cm" style:auto-text-indent="false"/>
    </style:style>
    <style:style style:name="P4" style:family="paragraph" style:parent-style-name="Standard">
      <style:paragraph-properties fo:margin-left="0cm" fo:margin-right="0cm" fo:text-indent="1.27cm" style:auto-text-indent="false"/>
      <style:text-properties style:font-name="Inconsolata Medium" style:font-name-asian="Inconsolata Medium1" style:font-name-complex="Inconsolata Medium1"/>
    </style:style>
    <style:style style:name="P5" style:family="paragraph" style:parent-style-name="Standard">
      <style:text-properties officeooo:rsid="0018b8ff" officeooo:paragraph-rsid="0018b8ff"/>
    </style:style>
    <style:style style:name="P6" style:family="paragraph" style:parent-style-name="Standard">
      <style:text-properties officeooo:paragraph-rsid="0018b8ff"/>
    </style:style>
    <style:style style:name="P7" style:family="paragraph" style:parent-style-name="Standard">
      <style:paragraph-properties fo:break-before="page"/>
      <style:text-properties officeooo:paragraph-rsid="0018b8ff"/>
    </style:style>
    <style:style style:name="P8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</style:style>
    <style:style style:name="P9" style:family="paragraph">
      <loext:graphic-properties draw:fill="solid" draw:fill-color="#cfe2f3"/>
      <style:paragraph-properties fo:text-align="start"/>
      <style:text-properties fo:font-size="18pt"/>
    </style:style>
    <style:style style:name="P10" style:family="paragraph" style:parent-style-name="Standard">
      <style:text-properties fo:font-weight="bold" officeooo:rsid="0018b8ff" officeooo:paragraph-rsid="0018b8ff" style:font-weight-asian="bold" style:font-weight-complex="bold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style:font-name="Inconsolata Medium" style:font-name-asian="Inconsolata Medium1" style:font-name-complex="Inconsolata Medium1"/>
    </style:style>
    <style:style style:name="T3" style:family="text">
      <style:text-properties officeooo:rsid="0018b8f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b8ff" style:font-weight-asian="bold" style:font-weight-complex="bold"/>
    </style:style>
    <style:style style:name="gr1" style:family="graphic" style:parent-style-name="Frame">
      <style:graphic-properties draw:stroke="solid" svg:stroke-width="0.026cm" svg:stroke-color="#000000" draw:stroke-linejoin="round" draw:fill="solid" draw:fill-color="#cfe2f3" draw:textarea-vertical-align="middle" draw:auto-grow-height="false" fo:min-height="0.986cm" fo:min-width="0cm" fo:padding-top="0.254cm" fo:padding-bottom="0.254cm" fo:padding-left="0.254cm" fo:padding-right="0.254cm" fo:wrap-option="wrap" loext:decorative="false" fo:margin-left="0.318cm" fo:margin-right="0.318cm" fo:margin-top="0.318cm" fo:margin-bottom="0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ING WSL and EPI2ME</text:p>
      <text:p text:style-name="Standard"/>
      <text:p text:style-name="Standard">This link is to help you install WSL (Windows Subsystem for Linux)</text:p>
      <text:p text:style-name="Standard"><text:a xlink:type="simple" xlink:href="https://techcommunity.microsoft.com/discussions/windows11/how-to-install-the-linux-windows-subsystem-in-windows-11/2701207" text:style-name="ListLabel_20_1" text:visited-style-name="ListLabel_20_1"><text:span text:style-name="T1">https://techcommunity.microsoft.com/discussions/windows11/how-to-install-the-linux-windows-subsystem-in-windows-11/2701207</text:span></text:a></text:p>
      <text:p text:style-name="P2"/>
      <text:p text:style-name="Standard">Open Command Prompt as an administrator and type: </text:p>
      <text:p text:style-name="Standard"/>
      <text:p text:style-name="P3"><text:span text:style-name="T2">wsl -l -o</text:span> </text:p>
      <text:p text:style-name="Standard"/>
      <text:p text:style-name="Standard">Then, type: </text:p>
      <text:p text:style-name="Standard"/>
      <text:p text:style-name="P4">wsl --install ubuntu</text:p>
      <text:p text:style-name="Standard"/>
      <text:p text:style-name="Standard"><text:span text:style-name="T3">Create</text:span> a username and a password !!DO NOT FORGET!!</text:p>
      <text:p text:style-name="Standard"/>
      <text:p text:style-name="Standard">After having entered your username and password you should have an Ubuntu Command prompt.</text:p>
      <text:p text:style-name="Standard"/>
      <text:p text:style-name="Standard">To enter WSL type WSL in the windows search bar and run as administrator</text:p>
      <text:p text:style-name="Standard"/>
      <text:p text:style-name="Standard">When you are in Ubuntu command prompt type : </text:p>
      <text:p text:style-name="P4"/>
      <text:p text:style-name="P4">sudo apt update</text:p>
      <text:p text:style-name="Standard"/>
      <text:p text:style-name="Standard">After all updates are done, type: </text:p>
      <text:p text:style-name="P3"/>
      <text:p text:style-name="P4">sudo apt upgrade</text:p>
      <text:p text:style-name="Standard"/>
      <text:p text:style-name="P5">As a test, let’s install the <text:span text:style-name="T4">SKESA</text:span> assembler:</text:p>
      <text:p text:style-name="P6"/>
      <text:p text:style-name="P3"><text:span text:style-name="T2">sudo apt install skesa</text:span> </text:p>
      <text:p text:style-name="Standard"/>
      <text:p text:style-name="Standard">After skesa is <text:span text:style-name="T3">installed, check that it runs with</text:span>: </text:p>
      <text:p text:style-name="Standard"/>
      <text:p text:style-name="P4">skesa --version</text:p>
      <text:p text:style-name="Standard"/>
      <text:p text:style-name="Standard">To leave WSL type: </text:p>
      <text:p text:style-name="Standard"/>
      <text:p text:style-name="P4">exit</text:p>
      <text:p text:style-name="Standard"/>
      <text:p text:style-name="P6"/>
      <text:p text:style-name="P7">To <text:span text:style-name="T4">transfer files from your windows </text:span><text:span text:style-name="T5">system</text:span><text:span text:style-name="T4"> to the Ubuntu</text:span> system, in the command prompt enter:</text:p>
      <text:p text:style-name="P6"/>
      <text:p text:style-name="P6"><text:tab/>explorer.exe . <text:s text:c="2"/></text:p>
      <text:p text:style-name="Standard"><draw:custom-shape text:anchor-type="paragraph" draw:z-index="0" draw:name="Image1" draw:style-name="gr1" draw:text-style-name="P9" svg:width="0.53cm" svg:height="1.625cm" svg:x="3.334cm" svg:y="0.161cm"><text:p text:style-name="P8"/>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0+?f4 -0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0-?f11 "/><draw:equation draw:name="f13" draw:formula="logheight"/><draw:equation draw:name="f14" draw:formula="logwidth"/><draw:handle draw:handle-position="?f8 ?f13" draw:handle-range-x-minimum="0" draw:handle-range-x-maximum="100000"/><draw:handle draw:handle-position="0 ?f5" draw:handle-range-y-minimum="0" draw:handle-range-y-maximum="?f1"/></draw:enhanced-geometry></draw:custom-shape></text:p>
      <text:p text:style-name="Standard"/>
      <text:p text:style-name="Standard"/>
      <text:p text:style-name="Standard"/>
      <text:p text:style-name="Standard"/>
      <text:p text:style-name="Standard">You MUST keep the space and the period at the end for it to work</text:p>
      <text:p text:style-name="Standard"/>
      <text:p text:style-name="P6">Once in the Ubuntu storage file open a second window of file explorer where you want to get your files from. <text:span text:style-name="T3">You can now use copy and paste between the two environments.</text:span></text:p>
      <text:p text:style-name="P6"/>
      <text:p text:style-name="P10">EPI2ME installation</text:p>
      <text:p text:style-name="Standard"/>
      <text:p text:style-name="Standard">Download the Epi2me installer for windows from: <text:a xlink:type="simple" xlink:href="https://labs.epi2me.io/downloads/" text:style-name="ListLabel_20_1" text:visited-style-name="ListLabel_20_1"><text:span text:style-name="T1">https://labs.epi2me.io/downloads/</text:span></text:a></text:p>
      <text:p text:style-name="Standard"/>
      <text:p text:style-name="Standard">After downloading, run the setup and continue as a guest.</text:p>
      <text:p text:style-name="Standard"/>
      <text:p text:style-name="Standard">Once in the Epi2me app, go to Settings in the bottom left corner and then in the top left click on local</text:p>
      <text:p text:style-name="Standard"/>
      <text:p text:style-name="Standard">Once in local click on the WSL bar on top and download the suggested file and make sure to leave it open and don’t click off of i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nconsolata Medium" svg:font-family="'Inconsolata Medium'" style:font-family-generic="roman" style:font-pitch="variable"/>
    <style:font-face style:name="Inconsolata Medium1" svg:font-family="'Inconsolata Medium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dc:date>2025-03-04T22:11:23.225223680</dc:date>
    <dc:creator>Marco van Zwetselaar</dc:creator>
    <meta:editing-duration>PT6M4S</meta:editing-duration>
    <meta:editing-cycles>1</meta:editing-cycles>
    <meta:document-statistic meta:table-count="0" meta:image-count="0" meta:object-count="0" meta:page-count="2" meta:paragraph-count="29" meta:word-count="256" meta:character-count="1519" meta:non-whitespace-character-count="1282"/>
  </office:meta>
</office:document-meta>
</file>